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87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12.7cm"/>
    </style:style>
    <style:style style:name="co5" style:family="table-column">
      <style:table-column-properties fo:break-before="auto" style:column-width="4.609cm"/>
    </style:style>
    <style:style style:name="co6" style:family="table-column">
      <style:table-column-properties fo:break-before="auto" style:column-width="2.053cm"/>
    </style:style>
    <style:style style:name="co7" style:family="table-column">
      <style:table-column-properties fo:break-before="auto" style:column-width="5.144cm"/>
    </style:style>
    <style:style style:name="co8" style:family="table-column">
      <style:table-column-properties fo:break-before="auto" style:column-width="5.084cm"/>
    </style:style>
    <style:style style:name="co9" style:family="table-column">
      <style:table-column-properties fo:break-before="auto" style:column-width="5.689cm"/>
    </style:style>
    <style:style style:name="co10" style:family="table-column">
      <style:table-column-properties fo:break-before="auto" style:column-width="6.355cm"/>
    </style:style>
    <style:style style:name="co11" style:family="table-column">
      <style:table-column-properties fo:break-before="auto" style:column-width="20.156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3.46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5.6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port-Ran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1" office:value-type="string" calcext:value-type="string">
            <text:p>survived_in_suites</text:p>
          </table:table-cell>
          <table:table-cell table:style-name="ce1" office:value-type="string" calcext:value-type="string">
            <text:p>no_coverage_suites</text:p>
          </table:table-cell>
        </table:table-row>
        <table:table-row table:style-name="ro2"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elementCompareTo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angeLlama_OS4Test, RangeGrok_OS2Test, RangeLlama_COC2Test, RangeLlama_OS5Test, RangeQwen_POT3Test, RangeLlama_FS1Test, RangeLlama_COC4Test, RangeGrok_COC5Test, RangeQwen_ZS5Test, RangeGrok_COC2Test, RangeLlama_FS3Test, RangeGrok_FS1Test, RangeGrok_OS3Test, RangeQwen_FS4Test, RangeQwen_COC3Test, RangeLlama_ZS3Test, RangeQwen_COC2Test, RangeQwen_ZS2Test, RangeLlama_ZS1Test, RangeLlama_FS2Test, RangeGrok_COC4Test, RangeQwen_ZS3Test, RangeQwen_OS3Test, RangeLlama_ZS5Test, RangeQwen_OS1Test, RangeQwen_FS5Test, RangeGrok_OS5Test, RangeLlama_OS2Test, RangeLlama_OS1Test, RangeLlama_COC1Test, RangeQwen_ZS1Test, RangeGrok_ZS2Test, RangeGrok_OS4Test, RangeLlama_COC5Test, RangeQwen_OS4Test, RangeLlama_COC3Test, RangeGrok_ZS4Test, RangeGrok_ZS3Test, RangeLlama_OS3Test, RangeLlama_FS4Test, RangeLlama_FS5Test, RangeQwen_OS2Test, RangeGrok_COC1Test, RangeLlama_ZS4Test, RangeQwen_COC1Test, RangeQwen_ZS4Test, RangeQwen_COC5Test, RangeGrok_ZS5Test, RangeQwen_FS2Test, RangeLlama_ZS2Test, RangeQwen_OS5Test, RangeQwen_COC4Test, RangeGrok_COC3Test, RangeGrok_ZS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elementCompareTo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angeLlama_OS4Test, RangeGrok_OS2Test, RangeLlama_COC2Test, RangeLlama_OS5Test, RangeQwen_POT3Test, RangeLlama_FS1Test, RangeLlama_COC4Test, RangeGrok_COC5Test, RangeQwen_ZS5Test, RangeGrok_COC2Test, RangeLlama_FS3Test, RangeGrok_FS1Test, RangeGrok_OS3Test, RangeQwen_FS4Test, RangeQwen_COC3Test, RangeLlama_ZS3Test, RangeQwen_COC2Test, RangeQwen_ZS2Test, RangeLlama_ZS1Test, RangeLlama_FS2Test, RangeGrok_COC4Test, RangeQwen_ZS3Test, RangeQwen_OS3Test, RangeLlama_ZS5Test, RangeQwen_OS1Test, RangeQwen_FS5Test, RangeGrok_OS5Test, RangeLlama_OS2Test, RangeLlama_OS1Test, RangeLlama_COC1Test, RangeQwen_ZS1Test, RangeGrok_ZS2Test, RangeGrok_OS4Test, RangeLlama_COC5Test, RangeQwen_OS4Test, RangeLlama_COC3Test, RangeGrok_ZS4Test, RangeGrok_ZS3Test, RangeLlama_OS3Test, RangeLlama_FS4Test, RangeLlama_FS5Test, RangeQwen_OS2Test, RangeGrok_COC1Test, RangeLlama_ZS4Test, RangeQwen_COC1Test, RangeQwen_ZS4Test, RangeQwen_COC5Test, RangeGrok_ZS5Test, RangeQwen_FS2Test, RangeLlama_ZS2Test, RangeQwen_OS5Test, RangeQwen_COC4Test, RangeGrok_COC3Test, RangeGrok_ZS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elementCompareTo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angeLlama_OS4Test, RangeGrok_OS2Test, RangeLlama_COC2Test, RangeLlama_OS5Test, RangeQwen_POT3Test, RangeLlama_FS1Test, RangeLlama_COC4Test, RangeGrok_COC5Test, RangeQwen_ZS5Test, RangeGrok_COC2Test, RangeLlama_FS3Test, RangeGrok_FS1Test, RangeGrok_OS3Test, RangeQwen_FS4Test, RangeQwen_COC3Test, RangeLlama_ZS3Test, RangeQwen_COC2Test, RangeQwen_ZS2Test, RangeLlama_ZS1Test, RangeLlama_FS2Test, RangeGrok_COC4Test, RangeQwen_ZS3Test, RangeQwen_OS3Test, RangeLlama_ZS5Test, RangeQwen_OS1Test, RangeQwen_FS5Test, RangeGrok_OS5Test, RangeLlama_OS2Test, RangeLlama_OS1Test, RangeLlama_COC1Test, RangeQwen_ZS1Test, RangeGrok_ZS2Test, RangeGrok_OS4Test, RangeLlama_COC5Test, RangeQwen_OS4Test, RangeLlama_COC3Test, RangeGrok_ZS4Test, RangeGrok_ZS3Test, RangeLlama_OS3Test, RangeLlama_FS4Test, RangeLlama_FS5Test, RangeQwen_OS2Test, RangeGrok_COC1Test, RangeLlama_ZS4Test, RangeQwen_COC1Test, RangeQwen_ZS4Test, RangeQwen_COC5Test, RangeGrok_ZS5Test, RangeQwen_FS2Test, RangeLlama_ZS2Test, RangeQwen_OS5Test, RangeQwen_COC4Test, RangeGrok_COC3Test, RangeGrok_ZS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returns.PrimitiveReturnsMutator</text:p>
          </table:table-cell>
          <table:table-cell table:style-name="ce2" office:value-type="string" calcext:value-type="string">
            <text:p>elementCompareTo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angeLlama_OS4Test, RangeGrok_OS2Test, RangeLlama_COC2Test, RangeLlama_OS5Test, RangeQwen_POT3Test, RangeLlama_FS1Test, RangeLlama_COC4Test, RangeGrok_COC5Test, RangeQwen_ZS5Test, RangeGrok_COC2Test, RangeLlama_FS3Test, RangeGrok_FS1Test, RangeGrok_OS3Test, RangeQwen_FS4Test, RangeQwen_COC3Test, RangeLlama_ZS3Test, RangeQwen_COC2Test, RangeQwen_ZS2Test, RangeLlama_ZS1Test, RangeLlama_FS2Test, RangeGrok_COC4Test, RangeQwen_ZS3Test, RangeQwen_OS3Test, RangeLlama_ZS5Test, RangeQwen_OS1Test, RangeQwen_FS5Test, RangeGrok_OS5Test, RangeLlama_OS2Test, RangeLlama_OS1Test, RangeLlama_COC1Test, RangeQwen_ZS1Test, RangeGrok_ZS2Test, RangeGrok_OS4Test, RangeLlama_COC5Test, RangeQwen_OS4Test, RangeLlama_COC3Test, RangeGrok_ZS4Test, RangeGrok_ZS3Test, RangeLlama_OS3Test, RangeLlama_FS4Test, RangeLlama_FS5Test, RangeQwen_OS2Test, RangeGrok_COC1Test, RangeLlama_ZS4Test, RangeQwen_COC1Test, RangeQwen_ZS4Test, RangeQwen_COC5Test, RangeGrok_ZS5Test, RangeQwen_FS2Test, RangeLlama_ZS2Test, RangeQwen_OS5Test, RangeQwen_COC4Test, RangeGrok_COC3Test, RangeGrok_ZS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returns.PrimitiveReturnsMutator</text:p>
          </table:table-cell>
          <table:table-cell table:style-name="ce2" office:value-type="string" calcext:value-type="string">
            <text:p>elementCompareTo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angeLlama_OS4Test, RangeGrok_OS2Test, RangeLlama_COC2Test, RangeLlama_OS5Test, RangeQwen_POT3Test, RangeLlama_FS1Test, RangeLlama_COC4Test, RangeGrok_COC5Test, RangeQwen_ZS5Test, RangeGrok_COC2Test, RangeLlama_FS3Test, RangeGrok_FS1Test, RangeGrok_OS3Test, RangeQwen_FS4Test, RangeQwen_COC3Test, RangeLlama_ZS3Test, RangeQwen_COC2Test, RangeQwen_ZS2Test, RangeLlama_ZS1Test, RangeLlama_FS2Test, RangeGrok_COC4Test, RangeQwen_ZS3Test, RangeQwen_OS3Test, RangeLlama_ZS5Test, RangeQwen_OS1Test, RangeQwen_FS5Test, RangeGrok_OS5Test, RangeLlama_OS2Test, RangeLlama_OS1Test, RangeLlama_COC1Test, RangeQwen_ZS1Test, RangeGrok_ZS2Test, RangeGrok_OS4Test, RangeLlama_COC5Test, RangeQwen_OS4Test, RangeLlama_COC3Test, RangeGrok_ZS4Test, RangeGrok_ZS3Test, RangeLlama_OS3Test, RangeLlama_FS4Test, RangeLlama_FS5Test, RangeQwen_OS2Test, RangeGrok_COC1Test, RangeLlama_ZS4Test, RangeQwen_COC1Test, RangeQwen_ZS4Test, RangeQwen_COC5Test, RangeGrok_ZS5Test, RangeQwen_FS2Test, RangeLlama_ZS2Test, RangeQwen_OS5Test, RangeQwen_COC4Test, RangeGrok_COC3Test, RangeGrok_ZS1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3" table:number-rows-repeated="1048569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1T22:31:19.926666877</dc:date>
    <meta:editing-duration>PT1M43S</meta:editing-duration>
    <meta:editing-cycles>1</meta:editing-cycles>
    <meta:document-statistic meta:table-count="1" meta:cell-count="78" meta:object-count="0"/>
    <meta:generator>LibreOffice/24.2.7.2$Linux_X86_64 LibreOffice_project/420$Build-2</meta:generator>
  </office:meta>
</office:document-meta>
</file>